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1" svg:font-family="'Roboto Mono', 'Courier New'"/>
    <style:font-face style:name="Roboto Mono" svg:font-family="'Roboto Mono', 'Courier New', Courier, monospace"/>
    <style:font-face style:name="F" svg:font-family="" style:font-family-generic="roman"/>
    <style:font-face style:name="Courier New1" svg:font-family="'Courier New'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iberation Mono2" svg:font-family="'Liberation Mono', 'Courier New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Roboto Mono2" svg:font-family="'Roboto Mono', 'Courier New'" style:font-pitch="variable"/>
    <style:font-face style:name="Segoe UI" svg:font-family="'Segoe UI'" style:font-pitch="variable"/>
    <style:font-face style:name="Tahoma1" svg:font-family="Tahoma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3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background-color="#ffffff" style:font-name-asian="Times New Roman1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true" fo:line-height="100%"/>
    </style:style>
    <style:style style:name="P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50eda9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50eda9" officeooo:paragraph-rsid="0050eda9" style:font-name-asian="Times New Roman1" style:font-size-asian="14pt" style:language-asian="pt" style:country-asian="BR" style:font-style-asian="italic" style:font-weight-asian="bold" style:font-name-complex="Courier New3"/>
    </style:style>
    <style:style style:name="P5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6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normal" officeooo:rsid="005769d4" officeooo:paragraph-rsid="005769d4" fo:background-color="#ffffff" style:font-size-asian="11pt" style:font-style-asian="normal" style:font-weight-asian="normal" style:font-size-complex="11pt" style:font-weight-complex="normal"/>
    </style:style>
    <style:style style:name="P7" style:family="paragraph" style:parent-style-name="Preformatted_20_Text">
      <style:paragraph-properties fo:margin-top="0cm" fo:margin-bottom="0.101cm" loext:contextual-spacing="true" fo:line-height="100%" fo:orphans="2" fo:widows="2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margin-top="0cm" fo:margin-bottom="0.101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9" style:family="paragraph" style:parent-style-name="Preformatted_20_Text">
      <style:paragraph-properties fo:margin-top="0cm" fo:margin-bottom="0.101cm" loext:contextual-spacing="true" fo:line-height="100%" fo:orphans="2" fo:widows="2"/>
      <style:text-properties fo:color="#000000"/>
    </style:style>
    <style:style style:name="P10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50eda9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818b0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3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000000"/>
      <style:text-properties style:font-name="Chilanka" fo:font-size="24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.101cm" fo:line-height="100%"/>
      <style:text-properties fo:color="#000000" style:font-name="F" fo:font-size="10.5pt" style:font-size-asian="10.5pt" style:font-size-complex="10.5pt"/>
    </style:style>
    <style:style style:name="P21" style:family="paragraph">
      <style:paragraph-properties fo:margin-top="0cm" fo:margin-bottom="0.101cm" fo:line-height="100%"/>
      <style:text-properties fo:color="#000000" style:font-name="Roboto Mono1" fo:font-size="10.5pt" style:font-size-asian="10.5pt" style:font-name-complex="Roboto Mono1" style:font-size-complex="10.5pt"/>
    </style:style>
    <style:style style:name="P22" style:family="paragraph">
      <style:paragraph-properties fo:margin-top="0cm" fo:margin-bottom="0.101cm" fo:line-height="100%"/>
      <style:text-properties fo:color="#000000" fo:font-size="10.5pt" style:font-size-asian="10.5pt" style:font-size-complex="10.5pt"/>
    </style:style>
    <style:style style:name="P23" style:family="paragraph">
      <loext:graphic-properties draw:fill="none" draw:fill-color="#ffffff"/>
      <style:paragraph-properties fo:margin-top="0cm" fo:margin-bottom="0.101cm" fo:line-height="100%"/>
      <style:text-properties fo:color="#000000" style:font-name="Courier New1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style:font-name="Courier New1" fo:font-size="11pt" fo:letter-spacing="normal" fo:font-style="normal" fo:font-weight="bold" officeooo:rsid="0050eda9" fo:background-color="#ffffff" loext:char-shading-value="0" style:font-size-asian="11pt" style:font-style-asian="normal" style:font-weight-asian="bold" style:font-size-complex="11pt" style:font-weight-complex="bold"/>
    </style:style>
    <style:style style:name="T4" style:family="text">
      <style:text-properties fo:font-variant="normal" fo:text-transform="none" style:font-name="Courier New1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212121" style:font-name="Roboto Mono" fo:font-size="10.5pt" fo:letter-spacing="normal" fo:font-style="normal" fo:font-weight="normal"/>
    </style:style>
    <style:style style:name="T6" style:family="text">
      <style:text-properties fo:font-variant="normal" fo:text-transform="none" fo:color="#212121" style:font-name="Roboto Mono" fo:font-size="10.5pt" fo:letter-spacing="normal" fo:font-style="normal" fo:font-weight="normal" officeooo:rsid="004c9f87" fo:background-color="#ffffff" loext:char-shading-value="0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fo:color="#212121" style:font-name="Roboto Mono" fo:font-size="10.5pt" fo:letter-spacing="normal" fo:font-style="normal" fo:font-weight="bold" officeooo:rsid="004c9f87" fo:background-color="#ffffff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fo:color="#212121" fo:letter-spacing="normal"/>
    </style:style>
    <style:style style:name="T9" style:family="text">
      <style:text-properties fo:font-variant="normal" fo:text-transform="none" fo:color="#ff7700" style:font-name="Roboto Mono" fo:font-size="10.5pt" fo:letter-spacing="normal" fo:font-style="normal" fo:font-weight="bold"/>
    </style:style>
    <style:style style:name="T10" style:family="text">
      <style:text-properties fo:font-variant="normal" fo:text-transform="none" fo:color="#ff7700" style:font-name="Roboto Mono" fo:font-size="10.5pt" fo:letter-spacing="normal" fo:font-style="normal" fo:font-weight="bold" officeooo:rsid="004c9f87" fo:background-color="#ffffff" loext:char-shading-value="0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fo:color="#ff7700" style:font-name="Roboto Mono" fo:font-size="10.5pt" fo:letter-spacing="normal" fo:font-style="normal" fo:font-weight="bold" officeooo:rsid="0055e77f"/>
    </style:style>
    <style:style style:name="T12" style:family="text">
      <style:text-properties fo:font-variant="normal" fo:text-transform="none" fo:color="#ff7700" style:font-name="Roboto Mono" fo:font-size="10.5pt" fo:letter-spacing="normal" fo:font-style="normal" fo:font-weight="normal"/>
    </style:style>
    <style:style style:name="T13" style:family="text">
      <style:text-properties fo:font-variant="normal" fo:text-transform="none" style:text-line-through-style="none" style:text-line-through-type="none" style:font-name="Courier New1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14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#ff7700" loext:char-shading-value="0" style:font-size-asian="11pt" style:font-style-asian="normal" style:font-weight-asian="normal" style:font-size-complex="11pt" loext:padding="0cm" loext:border="none"/>
    </style:style>
    <style:style style:name="T15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#ffff00" loext:char-shading-value="0" style:font-size-asian="11pt" style:font-style-asian="normal" style:font-weight-asian="normal" style:font-size-complex="11pt" loext:padding="0cm" loext:border="none"/>
    </style:style>
    <style:style style:name="T16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#ffff00" loext:char-shading-value="0" style:font-size-asian="11pt" style:font-style-asian="normal" style:font-weight-asian="normal" style:font-size-complex="11pt" loext:padding="0cm" loext:border="none"/>
    </style:style>
    <style:style style:name="T17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transparent" loext:char-shading-value="0" style:font-size-asian="11pt" style:font-style-asian="normal" style:font-weight-asian="normal" style:font-size-complex="11pt" loext:padding="0cm" loext:border="none"/>
    </style:style>
    <style:style style:name="T18" style:family="text">
      <style:text-properties fo:font-variant="normal" fo:text-transform="none" style:font-name="Roboto Mono" fo:font-size="10.5pt" fo:letter-spacing="normal" fo:font-style="normal" fo:font-weight="bold"/>
    </style:style>
    <style:style style:name="T19" style:family="text">
      <style:text-properties fo:font-variant="normal" fo:text-transform="none" style:font-name="Roboto Mono" fo:font-size="10.5pt" fo:letter-spacing="normal" fo:font-style="normal" fo:font-weight="bold" officeooo:rsid="004c9f87" fo:background-color="#ffffff" loext:char-shading-value="0" style:font-size-asian="11pt" style:font-style-asian="normal" style:font-weight-asian="normal" style:font-size-complex="11pt"/>
    </style:style>
    <style:style style:name="T20" style:family="text">
      <style:text-properties fo:font-variant="normal" fo:text-transform="none" style:font-name="Roboto Mono" fo:font-size="10.5pt" fo:letter-spacing="normal" fo:font-style="normal" fo:font-weight="bold" officeooo:rsid="0055e77f"/>
    </style:style>
    <style:style style:name="T21" style:family="text">
      <style:text-properties fo:font-variant="normal" fo:text-transform="none" style:font-name="Roboto Mono" fo:font-size="10.5pt" fo:letter-spacing="normal" fo:font-style="normal" fo:font-weight="bold" officeooo:rsid="004c9f87" fo:background-color="#ffff00" loext:char-shading-value="0" style:font-size-asian="11pt" style:font-style-asian="normal" style:font-weight-asian="normal" style:font-size-complex="11pt"/>
    </style:style>
    <style:style style:name="T22" style:family="text">
      <style:text-properties fo:font-variant="normal" fo:text-transform="none" style:font-name="Roboto Mono" fo:font-size="10.5pt" fo:letter-spacing="normal" fo:font-style="normal" fo:font-weight="bold" officeooo:rsid="004c9f87" fo:background-color="#ffff00" loext:char-shading-value="0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style:font-name="Roboto Mono" fo:font-size="10.5pt" fo:letter-spacing="normal" fo:font-style="normal" fo:font-weight="normal"/>
    </style:style>
    <style:style style:name="T25" style:family="text">
      <style:text-properties fo:font-variant="normal" fo:text-transform="none" style:font-name="Roboto Mono" fo:font-size="10.5pt" fo:letter-spacing="normal" fo:font-style="normal" fo:font-weight="normal" officeooo:rsid="004c9f87" fo:background-color="#ffffff" loext:char-shading-value="0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letter-spacing="normal"/>
    </style:style>
    <style:style style:name="T27" style:family="text">
      <style:text-properties fo:font-variant="normal" fo:text-transform="none" fo:color="#ffffff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#ff7700" loext:char-shading-value="0" style:font-size-asian="11pt" style:font-style-asian="normal" style:font-weight-asian="normal" style:font-size-complex="11pt" loext:padding="0cm" loext:border="none"/>
    </style:style>
    <style:style style:name="T28" style:family="text">
      <style:text-properties fo:font-variant="normal" fo:text-transform="none" fo:color="#c9211e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#ff7700" loext:char-shading-value="0" style:font-size-asian="11pt" style:font-style-asian="normal" style:font-weight-asian="normal" style:font-size-complex="11pt" loext:padding="0cm" loext:border="none"/>
    </style:style>
    <style:style style:name="T29" style:family="text">
      <style:text-properties fo:font-variant="normal" fo:text-transform="none" fo:color="#c9211e" style:font-name="Roboto Mono" fo:font-size="10.5pt" fo:letter-spacing="normal" fo:font-style="normal" fo:font-weight="bold" officeooo:rsid="004c9f87" fo:background-color="#ffffff" loext:char-shading-value="0" style:font-size-asian="11pt" style:font-style-asian="normal" style:font-weight-asian="normal" style:font-size-complex="11pt"/>
    </style:style>
    <style:style style:name="T30" style:family="text">
      <style:text-properties style:font-name="Roboto Mono" fo:font-size="10.5pt" fo:font-style="normal" fo:font-weight="normal"/>
    </style:style>
    <style:style style:name="T31" style:family="text">
      <style:text-properties style:font-name="Roboto Mono" fo:font-size="10.5pt" fo:font-style="normal" fo:font-weight="bold"/>
    </style:style>
    <style:style style:name="T32" style:family="text">
      <style:text-properties style:font-name="Roboto Mono" fo:font-size="10.5pt" fo:font-style="normal" fo:font-weight="bold" officeooo:rsid="0055e77f"/>
    </style:style>
    <style:style style:name="T33" style:family="text">
      <style:text-properties style:font-name="Roboto Mono" fo:font-size="10.5pt" fo:font-style="normal" fo:font-weight="bold" officeooo:rsid="0051ef86"/>
    </style:style>
    <style:style style:name="T34" style:family="text">
      <style:text-properties officeooo:rsid="0050eda9"/>
    </style:style>
    <style:style style:name="T35" style:family="text">
      <style:text-properties fo:color="#ff7700"/>
    </style:style>
    <style:style style:name="T36" style:family="text">
      <style:text-properties fo:color="#ff7700" fo:font-weight="bold"/>
    </style:style>
    <style:style style:name="T37" style:family="text">
      <style:text-properties fo:color="#ff7700" style:font-name="Roboto Mono" fo:font-size="10.5pt" fo:font-style="normal" fo:font-weight="bold"/>
    </style:style>
    <style:style style:name="T38" style:family="text">
      <style:text-properties fo:color="#ff7700" style:font-name="Roboto Mono" fo:font-size="10.5pt" fo:font-style="normal" fo:font-weight="bold" officeooo:rsid="0051ef86"/>
    </style:style>
    <style:style style:name="T39" style:family="text">
      <style:text-properties fo:color="#ff7700" style:font-name="Roboto Mono" fo:font-size="10.5pt" fo:font-style="normal" fo:font-weight="bold" officeooo:rsid="0055e77f"/>
    </style:style>
    <style:style style:name="T40" style:family="text">
      <style:text-properties fo:font-weight="bold"/>
    </style:style>
    <style:style style:name="T41" style:family="text">
      <style:text-properties officeooo:rsid="005769d4"/>
    </style:style>
    <style:style style:name="T42" style:family="text">
      <style:text-properties style:font-name="Chilanka" fo:font-size="24pt"/>
    </style:style>
    <style:style style:name="T43" style:family="text">
      <style:text-properties fo:color="#000000" fo:font-size="10.5pt" style:font-size-asian="10.5pt" style:font-size-complex="10.5pt"/>
    </style:style>
    <style:style style:name="T44" style:family="text">
      <style:text-properties fo:color="#000000" style:font-name="Roboto Mono1" fo:font-size="10.5pt" fo:font-weight="bold" style:font-size-asian="10.5pt" style:font-weight-asian="bold" style:font-name-complex="Roboto Mono1" style:font-size-complex="10.5pt" style:font-weight-complex="bold"/>
    </style:style>
    <style:style style:name="T45" style:family="text">
      <style:text-properties fo:color="#000000" style:font-name="Roboto Mono1" fo:font-size="10.5pt" style:font-size-asian="10.5pt" style:font-name-complex="Roboto Mono1" style:font-size-complex="10.5pt"/>
    </style:style>
    <style:style style:name="T46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7.285cm" fo:min-width="8.0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textarea-vertical-align="middle" draw:auto-grow-height="false" fo:min-height="3.318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16cm" fo:min-width="0.9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34cm" fo:min-width="2.2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20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vertical-align="middle" draw:auto-grow-height="false" fo:min-height="4.142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textarea-vertical-align="middle" draw:auto-grow-height="false" fo:min-height="7.44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15cm" fo:min-width="0.552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Figura1" draw:style-name="gr1" draw:text-style-name="P15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2" draw:text-style-name="P16" svg:width="0.899cm" svg:height="0.851cm" svg:x="18.083cm" svg:y="0.005cm"><text:p><text:span text:style-name="T42">93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Ele vem</text:p>
      <text:p text:style-name="P1"/>
      <text:p text:style-name="P5"><text:bookmark text:name="cifra_tom"/>Tom: <text:span text:style-name="T41">G</text:span></text:p>
      <text:p text:style-name="P5"/>
      <text:p text:style-name="P6">Capotraste : 1° casa</text:p>
      <text:p text:style-name="P2"><text:span text:style-name="Internet_20_link"><text:span text:style-name="T1"/></text:span></text:p>
      <text:p text:style-name="P3"><draw:line text:anchor-type="paragraph" draw:z-index="3" draw:name="Forma3" draw:style-name="gr4" draw:text-style-name="P18" svg:x1="-0.487cm" svg:y1="16.956cm" svg:x2="-0.508cm" svg:y2="0.132cm"><text:p/></draw:line><draw:line text:anchor-type="paragraph" draw:z-index="4" draw:name="Forma4" draw:style-name="gr5" draw:text-style-name="P18" svg:x1="-0.487cm" svg:y1="0.132cm" svg:x2="-0.111cm" svg:y2="0.132cm"><text:p/></draw:line><text:span text:style-name="T2">Intro </text:span><text:span text:style-name="T3">2x</text:span><text:span text:style-name="T4">: <text:s/></text:span><text:span text:style-name="T17">Em</text:span><text:span text:style-name="T23"> <text:s/>C9 <text:s/>G <text:s/>D/F#</text:span></text:p>
      <text:p text:style-name="P3"><text:span text:style-name="T19"/></text:p>
      <text:p text:style-name="P3"><text:span text:style-name="T19"/></text:p>
      <text:p text:style-name="P11"><draw:line text:anchor-type="paragraph" draw:z-index="13" draw:name="Forma3" draw:style-name="gr4" draw:text-style-name="P18" svg:x1="8.068cm" svg:y1="22.542cm" svg:x2="8.068cm" svg:y2="0.273cm"><text:p/></draw:line><draw:frame text:anchor-type="paragraph" draw:z-index="8" draw:name="Forma5" draw:style-name="gr9" draw:text-style-name="P23" svg:width="10.517cm" svg:height="20.769cm" svg:x="8.555cm" svg:y="0.166cm"><draw:text-box><text:p text:style-name="P20"><text:span text:style-name="T43"><text:s/></text:span><text:span text:style-name="T44">C9</text:span></text:p><text:p text:style-name="P21"><text:span text:style-name="T43">Tu és Senhor </text:span><text:span text:style-name="T45">O nosso Deus</text:span></text:p><text:p text:style-name="P20"><text:span text:style-name="T43"><text:s/></text:span><text:span text:style-name="T44">D9</text:span></text:p><text:p text:style-name="P21"><text:span text:style-name="T43">Digno tu és De receber</text:span></text:p><text:p text:style-name="P20"><text:span text:style-name="T43"><text:s/></text:span><text:span text:style-name="T44">Em</text:span></text:p><text:p text:style-name="P21"><text:span text:style-name="T43">Todo Louvor, Vamos clamar</text:span></text:p><text:p text:style-name="P20"><text:span text:style-name="T43"><text:s text:c="7"/></text:span><text:span text:style-name="T44">C9</text:span></text:p><text:p text:style-name="P21"><text:span text:style-name="T43">Então vem, Então vem</text:span></text:p><text:p text:style-name="P21"><text:span text:style-name="T43"/></text:p><text:p text:style-name="P21"><text:span text:style-name="T43"/></text:p><text:p text:style-name="P21"><text:span text:style-name="T43"/></text:p><text:p text:style-name="P21"><text:span text:style-name="T43"/></text:p><text:p text:style-name="P22"><text:span text:style-name="T46"><text:s text:c="3"/></text:span><text:span text:style-name="T46">G</text:span><text:span text:style-name="T44"> <text:s text:c="11"/>G7</text:span><text:span text:style-name="T44"><text:tab/></text:span><text:span text:style-name="T44"> </text:span></text:p><text:p text:style-name="P22"><text:span text:style-name="T45">O Rei está voltando! </text:span></text:p><text:p text:style-name="P22"><text:span text:style-name="T44">C9</text:span><text:span text:style-name="T45"> <text:s text:c="5"/></text:span><text:span text:style-name="T44"><text:tab/></text:span><text:span text:style-name="T44"><text:tab/></text:span><text:span text:style-name="T44"> </text:span><text:span text:style-name="T44"><text:tab/></text:span><text:span text:style-name="T45"> <text:s text:c="2"/></text:span><text:span text:style-name="T44">Am7</text:span></text:p><text:p text:style-name="P22"><text:span text:style-name="T45">O <text:s text:c="4"/>Rei está <text:s text:c="2"/>voltando!</text:span></text:p><text:p text:style-name="P22"><text:span text:style-name="T44"><text:tab/></text:span><text:span text:style-name="T45"> </text:span><text:span text:style-name="T44">D9</text:span><text:span text:style-name="T45"> <text:s text:c="10"/></text:span></text:p><text:p text:style-name="P22"><text:span text:style-name="T45">A trombeta está soando, <text:s text:c="4"/>o meu</text:span></text:p><text:p text:style-name="P22"><text:span text:style-name="T44">C9</text:span><text:span text:style-name="T44"><text:tab/></text:span><text:span text:style-name="T44"><text:tab/></text:span><text:span text:style-name="T44"><text:tab/></text:span><text:span text:style-name="T44"><text:tab/></text:span><text:span text:style-name="T44">G</text:span></text:p><text:p text:style-name="P22"><text:span text:style-name="T45"><text:s/></text:span><text:span text:style-name="T45">no____me irá chamar</text:span></text:p><text:p text:style-name="P22"><text:span text:style-name="T45"/></text:p><text:p text:style-name="P22"><text:span text:style-name="T44"><text:s text:c="15"/></text:span><text:span text:style-name="T44"><text:tab/></text:span><text:span text:style-name="T44"> <text:s text:c="2"/></text:span><text:span text:style-name="T44">G7</text:span><text:span text:style-name="T44"><text:tab/></text:span><text:span text:style-name="T44"> <text:s text:c="4"/>Am7</text:span></text:p><text:p text:style-name="P22"><text:span text:style-name="T45">Sim, o Rei está voltando! O Rei está </text:span></text:p><text:p text:style-name="P22"><text:span text:style-name="T45">Voltando!</text:span></text:p><text:p text:style-name="P22"><text:span text:style-name="T45"/></text:p><text:p text:style-name="P22"><text:span text:style-name="T44">D/F# <text:s text:c="14"/>(C9 <text:s text:c="2"/>G/B <text:s/>Am <text:s text:c="2"/>G) <text:s text:c="2"/>G4</text:span></text:p><text:p text:style-name="P22"><text:span text:style-name="T45">Ale__luia! <text:s text:c="4"/>Ele vem <text:s/>me <text:s text:c="3"/>bus__car!</text:span></text:p><text:p text:style-name="P22"><text:span text:style-name="T45"/></text:p></draw:text-box></draw:frame><draw:custom-shape text:anchor-type="paragraph" draw:z-index="9" draw:name="Forma2" draw:style-name="gr10" draw:text-style-name="P19" svg:width="1.015cm" svg:height="4.368cm" svg:x="13.958cm" svg:y="0.34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4"><text:span text:style-name="T18"><text:s text:c="8"/>Em</text:span><text:span text:style-name="T24"> <text:s text:c="6"/></text:span><text:span text:style-name="T18">C9</text:span></text:p>
      <text:p text:style-name="P12">Eu não vou me apegar</text:p>
      <text:p text:style-name="P13"><text:s text:c="8"/><text:span text:style-name="T31">G</text:span><text:span text:style-name="T30"> <text:s text:c="8"/></text:span><text:span text:style-name="T31">D</text:span><text:span text:style-name="T32">9</text:span><text:span text:style-name="T31">/F#</text:span></text:p>
      <text:p text:style-name="P12">Com as coisas daqui</text:p>
      <text:p text:style-name="P12"><draw:custom-shape text:anchor-type="char" draw:z-index="10" draw:style-name="gr7" draw:text-style-name="P16" svg:width="0.923cm" svg:height="0.639cm" svg:x="14.972cm" svg:y="0.086cm"><text:p><text:span text:style-name="T42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3"><text:s text:c="9"/><text:span text:style-name="T31">Em</text:span><text:span text:style-name="T30"> <text:s text:c="8"/></text:span><text:span text:style-name="T31">C9</text:span></text:p>
      <text:p text:style-name="P12">Pois eu sei, há um lugar</text:p>
      <text:p text:style-name="P13"><text:s text:c="10"/><text:span text:style-name="T31">G</text:span><text:span text:style-name="T30"> <text:s/></text:span><text:span text:style-name="T31">D/F#</text:span></text:p>
      <text:p text:style-name="P12">Que me espera</text:p>
      <text:p text:style-name="P12"/>
      <text:p text:style-name="P13"><text:s text:c="7"/><text:span text:style-name="T31">Em</text:span><text:span text:style-name="T30"> <text:s text:c="5"/></text:span><text:span text:style-name="T31">C</text:span><text:span text:style-name="T32">9</text:span></text:p>
      <text:p text:style-name="P12">Estrangeiro eu sou</text:p>
      <text:p text:style-name="P13"><text:s text:c="7"/><text:span text:style-name="T31">G</text:span><text:span text:style-name="T30"> <text:s text:c="6"/></text:span><text:span text:style-name="T31">D</text:span><text:span text:style-name="T32">9</text:span><text:span text:style-name="T31">/F#</text:span></text:p>
      <text:p text:style-name="P12">O meu lar é o céu!</text:p>
      <text:p text:style-name="P12"><draw:custom-shape text:anchor-type="paragraph" draw:z-index="11" draw:name="Forma2" draw:style-name="gr11" draw:text-style-name="P19" svg:width="1.015cm" svg:height="7.85cm" svg:x="17.507cm" svg:y="0.23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3"><text:s text:c="7"/><text:span text:style-name="T31">Em</text:span><text:span text:style-name="T30"> <text:s text:c="8"/></text:span><text:span text:style-name="T31">C9</text:span></text:p>
      <text:p text:style-name="P12">Meu Jesus, vem Buscar</text:p>
      <text:p text:style-name="P13"><text:s text:c="7"/><text:span text:style-name="T31">G</text:span><text:span text:style-name="T30"> <text:s text:c="3"/></text:span><text:span text:style-name="T31">D</text:span><text:span text:style-name="T32">9</text:span><text:span text:style-name="T31">/F#</text:span></text:p>
      <text:p text:style-name="P12">A Sua Noiva</text:p>
      <text:p text:style-name="P12"><text:span text:style-name="T31"/></text:p>
      <text:p text:style-name="P9"><draw:custom-shape text:anchor-type="paragraph" draw:z-index="2" draw:name="Forma1" draw:style-name="gr3" draw:text-style-name="P17" svg:width="8.093cm" svg:height="7.286cm" svg:x="-0.222cm" svg:y="0.268cm"><text:p/><draw:enhanced-geometry svg:viewBox="0 0 21600 21600" draw:type="rectangle" draw:enhanced-path="M 0 0 L 21600 0 21600 21600 0 21600 0 0 Z N"/></draw:custom-shape></text:p>
      <text:p text:style-name="P12"><text:span text:style-name="T40"><text:s text:c="7"/>G</text:span></text:p>
      <text:p text:style-name="P12">Ele vira num piscar de olhar</text:p>
      <text:p text:style-name="P13"><draw:custom-shape text:anchor-type="char" draw:z-index="12" draw:style-name="gr12" draw:text-style-name="P16" svg:width="0.576cm" svg:height="0.539cm" svg:x="18.521cm" svg:y="0.153cm"><text:p><text:span text:style-name="T42">3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0"/><text:span text:style-name="T31">D</text:span><text:span text:style-name="T32">9</text:span><text:span text:style-name="T31">/F#</text:span></text:p>
      <text:p text:style-name="P12">Quem estiver pronto com ele irá</text:p>
      <text:p text:style-name="P13"><text:s text:c="9"/><text:span text:style-name="T31">Am</text:span><text:span text:style-name="T32">7</text:span></text:p>
      <text:p text:style-name="P12">Na sua Glória com Ele morar</text:p>
      <text:p text:style-name="P13"><text:s text:c="5"/><text:span text:style-name="T31">Em</text:span><text:span text:style-name="T30"> <text:s text:c="4"/></text:span><text:span text:style-name="T31">D/F#</text:span></text:p>
      <text:p text:style-name="P12">Ele vem Ele vem</text:p>
      <text:p text:style-name="P14"/>
      <text:p text:style-name="P13"><text:s text:c="14"/><text:span text:style-name="T31">G</text:span></text:p>
      <text:p text:style-name="P12">Não mais tristezas não mais temor</text:p>
      <text:p text:style-name="P13"><text:s text:c="13"/><text:span text:style-name="T31">D</text:span><text:span text:style-name="T32">9</text:span><text:span text:style-name="T31">/F#</text:span></text:p>
      <text:p text:style-name="P12">Junto com os anjos cantar eu vou</text:p>
      <text:p text:style-name="P13"><text:s text:c="14"/><text:span text:style-name="T31">Am</text:span></text:p>
      <text:p text:style-name="P12">Digno é o cordeiro que se entregou</text:p>
      <text:p text:style-name="P13"><text:s text:c="5"/><text:span text:style-name="T31">Em</text:span><text:span text:style-name="T30"> <text:s text:c="3"/></text:span><text:span text:style-name="T31">D/F#</text:span></text:p>
      <text:p text:style-name="P12">Ele vem Ele vem</text:p>
      <text:p text:style-name="P12"><text:span text:style-name="T31"/></text:p>
      <text:p text:style-name="P12"><draw:custom-shape text:anchor-type="paragraph" draw:z-index="5" draw:name="Forma2" draw:style-name="gr6" draw:text-style-name="P19" svg:width="1.015cm" svg:height="3.499cm" svg:x="5.225cm" svg:y="0.37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9"><text:span text:style-name="T26"><text:s/></text:span><text:span text:style-name="T20">C</text:span><text:span text:style-name="T18">9</text:span></text:p>
      <text:p text:style-name="P9"><text:span text:style-name="T24">Tu és Senhor O nosso Deus</text:span></text:p>
      <text:p text:style-name="P7"><text:s/><text:span text:style-name="T32">D9</text:span></text:p>
      <text:p text:style-name="P8"><draw:custom-shape text:anchor-type="char" draw:z-index="6" draw:style-name="gr7" draw:text-style-name="P16" svg:width="0.923cm" svg:height="0.639cm" svg:x="6.503cm" svg:y="0.002cm"><text:p><text:span text:style-name="T42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igno tu és De receber</text:p>
      <text:p text:style-name="P7"><text:s/><text:span text:style-name="T32">E</text:span><text:span text:style-name="T31">m</text:span></text:p>
      <text:p text:style-name="P8">Todo Louvor, Vamos clamar</text:p>
      <text:p text:style-name="P7"><text:s text:c="7"/><text:span text:style-name="T32">C</text:span><text:span text:style-name="T33">9</text:span></text:p>
      <text:p text:style-name="P8">Então vem, Então vem</text:p>
      <text:p text:style-name="P8"/>
      <text:p text:style-name="P9"/>
      <text:p text:style-name="P9"><draw:custom-shape text:anchor-type="char" draw:z-index="7" draw:style-name="gr8" draw:text-style-name="P16" svg:width="2.223cm" svg:height="0.757cm" svg:x="0.113cm" svg:y="-0.071cm"><text:p><text:span text:style-name="T42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1" svg:font-family="'Roboto Mono', 'Courier New'"/>
    <style:font-face style:name="Roboto Mono" svg:font-family="'Roboto Mono', 'Courier New', Courier, monospace"/>
    <style:font-face style:name="F" svg:font-family="" style:font-family-generic="roman"/>
    <style:font-face style:name="Courier New1" svg:font-family="'Courier New'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iberation Mono2" svg:font-family="'Liberation Mono', 'Courier New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Roboto Mono2" svg:font-family="'Roboto Mono', 'Courier New'" style:font-pitch="variable"/>
    <style:font-face style:name="Segoe UI" svg:font-family="'Segoe UI'" style:font-pitch="variable"/>
    <style:font-face style:name="Tahoma1" svg:font-family="Tahoma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3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1" style:font-family-asian="'Segoe UI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77cm" style:type="center"/>
          <style:tab-stop style:position="18.754cm" style:type="right"/>
        </style:tab-stops>
      </style:paragraph-properties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7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7-16T23:56:51.718000000</dc:date>
    <meta:editing-cycles>75</meta:editing-cycles>
    <meta:editing-duration>P3DT14H39M1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44" meta:word-count="143" meta:character-count="798" meta:non-whitespace-character-count="4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